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08e17" officeooo:paragraph-rsid="001e91a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180e" officeooo:paragraph-rsid="001f19cf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e91ad" officeooo:paragraph-rsid="001e91a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e91ad" officeooo:paragraph-rsid="001f19c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08e17" officeooo:paragraph-rsid="001f9ce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3d5ed" officeooo:paragraph-rsid="001f9ce8" style:font-size-asian="18pt" style:font-weight-asian="bold" style:font-size-complex="18pt" style:font-weight-complex="bold"/>
    </style:style>
    <style:style style:name="T1" style:family="text">
      <style:text-properties officeooo:rsid="001e91ad"/>
    </style:style>
    <style:style style:name="T2" style:family="text">
      <style:text-properties officeooo:rsid="001f19cf"/>
    </style:style>
    <style:style style:name="T3" style:family="text">
      <style:text-properties officeooo:rsid="001f9ce8"/>
    </style:style>
    <style:style style:name="T4" style:family="text">
      <style:text-properties officeooo:rsid="0012ae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ming Tool-I (Shell Programming)</text:p>
      <text:p text:style-name="P5">Assignment <text:span text:style-name="T3">5</text:span></text:p>
      <text:p text:style-name="P1"/>
      <text:p text:style-name="P2">Write a Shell script program</text:p>
      <text:p text:style-name="P2"/>
      <text:list xml:id="list1213657599754462781" text:style-name="L1">
        <text:list-item>
          <text:p text:style-name="P3"><text:span text:style-name="T2">To print </text:span>Multiplication Table</text:p>
        </text:list-item>
        <text:list-item>
          <text:p text:style-name="P3"><text:span text:style-name="T2">To find whether the input number is </text:span>Armstrong Number</text:p>
        </text:list-item>
        <text:list-item>
          <text:p text:style-name="P3"><text:span text:style-name="T2">To </text:span>Reverse <text:span text:style-name="T2">the input number</text:span></text:p>
        </text:list-item>
        <text:list-item>
          <text:p text:style-name="P3"><text:span text:style-name="T2">To print </text:span>Fibonacci Series</text:p>
        </text:list-item>
        <text:list-item>
          <text:p text:style-name="P4"><text:span text:style-name="T2">To find whether the input number is </text:span>Prime Number</text:p>
        </text:list-item>
        <text:list-item>
          <text:p text:style-name="P3"><text:span text:style-name="T2">To find the </text:span>Factorial Value <text:span text:style-name="T2">of the input number</text:span></text:p>
        </text:list-item>
        <text:list-item>
          <text:p text:style-name="P3"><text:span text:style-name="T2">To find the </text:span>Sum of 1..N natural numbers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31:40.326565226</meta:creation-date>
    <dc:date>2017-08-24T11:08:51.250649197</dc:date>
    <meta:editing-duration>PT6M2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66" meta:character-count="359" meta:non-whitespace-character-count="310"/>
  </office:meta>
</office:document-meta>
</file>